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3.766cm"/>
    </style:style>
    <style:style style:name="co8" style:family="table-column">
      <style:table-column-properties fo:break-before="auto" style:column-width="3.84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3" style:family="table-cell" style:parent-style-name="Default" style:data-style-name="N1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5" table:default-cell-style-name="ce2"/>
        <table:table-column table:style-name="co9" table:number-columns-repeated="1014" table:default-cell-style-name="ce2"/>
        <table:table-row table:style-name="ro1">
          <table:table-cell/>
          <table:table-cell office:value-type="string" calcext:value-type="string">
            <text:p>Conscrypt</text:p>
          </table:table-cell>
          <table:table-cell office:value-type="string" calcext:value-type="string">
            <text:p>Javacpp</text:p>
          </table:table-cell>
          <table:table-cell office:value-type="string" calcext:value-type="string">
            <text:p>Java-smt</text:p>
          </table:table-cell>
          <table:table-cell office:value-type="string" calcext:value-type="string">
            <text:p>Jpype</text:p>
          </table:table-cell>
          <table:table-cell office:value-type="string" calcext:value-type="string">
            <text:p>Pljava</text:p>
          </table:table-cell>
          <table:table-cell office:value-type="string" calcext:value-type="string">
            <text:p>Realm-java</text:p>
          </table:table-cell>
          <table:table-cell office:value-type="string" calcext:value-type="string">
            <text:p>Rocksdb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Zst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HE</text:p>
          </table:table-cell>
          <table:table-cell office:value-type="float" office:value="0.102028884811179" calcext:value-type="float">
            <text:p>0.10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-8.80952961972492" calcext:value-type="float">
            <text:p>-8.8095</text:p>
          </table:table-cell>
          <table:table-cell office:value-type="string" calcext:value-type="string">
            <text:p>NA</text:p>
          </table:table-cell>
          <table:table-cell table:style-name="ce3" office:value-type="float" office:value="0.207288517407914" calcext:value-type="float">
            <text:p>0.2073</text:p>
          </table:table-cell>
          <table:table-cell office:value-type="float" office:value="4.81899632789673" calcext:value-type="float">
            <text:p>4.8190</text:p>
          </table:table-cell>
          <table:table-cell office:value-type="string" calcext:value-type="string">
            <text:p>NA</text:p>
          </table:table-cell>
          <table:table-cell office:value-type="float" office:value="-0.730671466934723" calcext:value-type="float">
            <text:p>-0.73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MC</text:p>
          </table:table-cell>
          <table:table-cell office:value-type="string" calcext:value-type="string">
            <text:p>NA</text:p>
          </table:table-cell>
          <table:table-cell table:style-name="ce3" office:value-type="float" office:value="0.715123119532863" calcext:value-type="float">
            <text:p>0.7151</text:p>
          </table:table-cell>
          <table:table-cell table:number-columns-repeated="3" office:value-type="string" calcext:value-type="string">
            <text:p>NA</text:p>
          </table:table-cell>
          <table:table-cell table:style-name="ce3" office:value-type="float" office:value="0.245048549690703" calcext:value-type="float">
            <text:p>0.2450</text:p>
          </table:table-cell>
          <table:table-cell table:style-name="ce3" office:value-type="float" office:value="0.217027616711538" calcext:value-type="float">
            <text:p>0.2170</text:p>
          </table:table-cell>
          <table:table-cell office:value-type="string" calcext:value-type="string">
            <text:p>NA</text:p>
          </table:table-cell>
          <table:table-cell office:value-type="float" office:value="0.147680122392128" calcext:value-type="float">
            <text:p>0.14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MM</text:p>
          </table:table-cell>
          <table:table-cell office:value-type="float" office:value="0.324216334744389" calcext:value-type="float">
            <text:p>0.324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-0.924203404366517" calcext:value-type="float">
            <text:p>-0.924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427042102473088" calcext:value-type="float">
            <text:p>0.0427</text:p>
          </table:table-cell>
          <table:table-cell office:value-type="string" calcext:value-type="string">
            <text:p>NA</text:p>
          </table:table-cell>
          <table:table-cell office:value-type="float" office:value="-4.76066734031442" calcext:value-type="float">
            <text:p>-4.76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SL</text:p>
          </table:table-cell>
          <table:table-cell office:value-type="string" calcext:value-type="string">
            <text:p>NA</text:p>
          </table:table-cell>
          <table:table-cell office:value-type="float" office:value="3.76697017494737" calcext:value-type="float">
            <text:p>3.767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.14154222307904" calcext:value-type="float">
            <text:p>1.1415</text:p>
          </table:table-cell>
          <table:table-cell office:value-type="float" office:value="0.0965746590725188" calcext:value-type="float">
            <text:p>0.0966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MS</text:p>
          </table:table-cell>
          <table:table-cell office:value-type="string" calcext:value-type="string">
            <text:p>NA</text:p>
          </table:table-cell>
          <table:table-cell office:value-type="float" office:value="0.0720254189542216" calcext:value-type="float">
            <text:p>0.07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115897767471808" calcext:value-type="float">
            <text:p>0.1159</text:p>
          </table:table-cell>
          <table:table-cell table:style-name="ce3" office:value-type="float" office:value="0.251857782766477" calcext:value-type="float">
            <text:p>0.2519</text:p>
          </table:table-cell>
          <table:table-cell table:style-name="ce3" office:value-type="float" office:value="-0.294109117191558" calcext:value-type="float">
            <text:p>-0.2941</text:p>
          </table:table-cell>
          <table:table-cell office:value-type="float" office:value="0.0775114369191604" calcext:value-type="float">
            <text:p>0.0775</text:p>
          </table:table-cell>
          <table:table-cell table:style-name="ce3" office:value-type="float" office:value="-0.548411109433738" calcext:value-type="float">
            <text:p>-0.54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MD</text:p>
          </table:table-cell>
          <table:table-cell office:value-type="string" calcext:value-type="string">
            <text:p>NA</text:p>
          </table:table-cell>
          <table:table-cell office:value-type="float" office:value="-0.381418212885055" calcext:value-type="float">
            <text:p>-0.38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-1.03968720337762" calcext:value-type="float">
            <text:p>-1.0397</text:p>
          </table:table-cell>
          <table:table-cell office:value-type="float" office:value="0.159908842608232" calcext:value-type="float">
            <text:p>0.1599</text:p>
          </table:table-cell>
          <table:table-cell office:value-type="float" office:value="-0.131350033795242" calcext:value-type="float">
            <text:p>-0.1314</text:p>
          </table:table-cell>
          <table:table-cell office:value-type="float" office:value="-0.0123692462981062" calcext:value-type="float">
            <text:p>-0.0124</text:p>
          </table:table-cell>
          <table:table-cell office:value-type="float" office:value="2.87188823596385" calcext:value-type="float">
            <text:p>2.87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MRV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8.32227110444579" calcext:value-type="float">
            <text:p>8.3223</text:p>
          </table:table-cell>
          <table:table-cell office:value-type="float" office:value="0.131161084981039" calcext:value-type="float">
            <text:p>0.1312</text:p>
          </table:table-cell>
          <table:table-cell office:value-type="string" calcext:value-type="string">
            <text:p>NA</text:p>
          </table:table-cell>
          <table:table-cell office:value-type="float" office:value="2.25541312254332" calcext:value-type="float">
            <text:p>2.2554</text:p>
          </table:table-cell>
          <table:table-cell table:style-name="ce3" office:value-type="float" office:value="0.352011487949414" calcext:value-type="float">
            <text:p>0.3520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ILC</text:p>
          </table:table-cell>
          <table:table-cell table:style-name="ce3" office:value-type="float" office:value="0.915443924554488" calcext:value-type="float">
            <text:p>0.9154</text:p>
          </table:table-cell>
          <table:table-cell table:style-name="ce3" office:value-type="float" office:value="-0.750869997565602" calcext:value-type="float">
            <text:p>-0.7509</text:p>
          </table:table-cell>
          <table:table-cell office:value-type="float" office:value="0.739318378456512" calcext:value-type="float">
            <text:p>0.7393</text:p>
          </table:table-cell>
          <table:table-cell office:value-type="float" office:value="-3.10016146235904" calcext:value-type="float">
            <text:p>-3.1002</text:p>
          </table:table-cell>
          <table:table-cell office:value-type="float" office:value="-0.0634868906443121" calcext:value-type="float">
            <text:p>-0.0635</text:p>
          </table:table-cell>
          <table:table-cell office:value-type="float" office:value="0.0336084664342486" calcext:value-type="float">
            <text:p>0.0336</text:p>
          </table:table-cell>
          <table:table-cell office:value-type="float" office:value="0.0521595021369271" calcext:value-type="float">
            <text:p>0.0522</text:p>
          </table:table-cell>
          <table:table-cell office:value-type="float" office:value="0.220831663855903" calcext:value-type="float">
            <text:p>0.2208</text:p>
          </table:table-cell>
          <table:table-cell office:value-type="float" office:value="0.39227402132827" calcext:value-type="float">
            <text:p>0.39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R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.30029966512967" calcext:value-type="float">
            <text:p>4.3003</text:p>
          </table:table-cell>
          <table:table-cell office:value-type="string" calcext:value-type="string">
            <text:p>NA</text:p>
          </table:table-cell>
          <table:table-cell table:style-name="ce3" office:value-type="float" office:value="0.222798038818765" calcext:value-type="float">
            <text:p>0.222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MI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152234862184076" calcext:value-type="float">
            <text:p>0.1522</text:p>
          </table:table-cell>
          <table:table-cell office:value-type="float" office:value="0.136082963016145" calcext:value-type="float">
            <text:p>0.1361</text:p>
          </table:table-cell>
          <table:table-cell office:value-type="float" office:value="0.0653680525225997" calcext:value-type="float">
            <text:p>0.0654</text:p>
          </table:table-cell>
          <table:table-cell table:style-name="ce3" office:value-type="float" office:value="0.295388824210745" calcext:value-type="float">
            <text:p>0.2954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-1.79619133196361" calcext:value-type="float">
            <text:p>-1.7962</text:p>
          </table:table-cell>
          <table:table-cell office:value-type="float" office:value="-0.0551252817654636" calcext:value-type="float">
            <text:p>-0.05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-2.55430057129752" calcext:value-type="float">
            <text:p>-2.55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O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301784301924688" calcext:value-type="float">
            <text:p>0.0302</text:p>
          </table:table-cell>
          <table:table-cell office:value-type="float" office:value="-0.135913576918516" calcext:value-type="float">
            <text:p>-0.13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L</text:p>
          </table:table-cell>
          <table:table-cell office:value-type="string" calcext:value-type="string">
            <text:p>NA</text:p>
          </table:table-cell>
          <table:table-cell office:value-type="float" office:value="-0.0295983969018769" calcext:value-type="float">
            <text:p>-0.0296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RP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0806115506334783" calcext:value-type="float">
            <text:p>0.080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COE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-0.518110462980035" calcext:value-type="float">
            <text:p>-0.5181</text:p>
          </table:table-cell>
          <table:table-cell office:value-type="string" calcext:value-type="string">
            <text:p>NA</text:p>
          </table:table-cell>
          <table:table-cell office:value-type="float" office:value="0.389941843769373" calcext:value-type="float">
            <text:p>0.3899</text:p>
          </table:table-cell>
          <table:table-cell table:number-columns-repeated="101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12:30:14.870569867</meta:creation-date>
    <dc:date>2025-05-28T12:50:48.697609689</dc:date>
    <meta:editing-duration>PT18M40S</meta:editing-duration>
    <meta:editing-cycles>3</meta:editing-cycles>
    <meta:generator>LibreOffice/7.3.7.2$Linux_X86_64 LibreOffice_project/30$Build-2</meta:generator>
    <meta:document-statistic meta:table-count="1" meta:cell-count="159" meta:object-count="0"/>
  </office:meta>
</office:document-meta>
</file>